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b49e" officeooo:paragraph-rsid="000db49e"/>
    </style:style>
    <style:style style:name="P2" style:family="paragraph" style:parent-style-name="Standard">
      <style:text-properties officeooo:rsid="000ebd90" officeooo:paragraph-rsid="000ebd90"/>
    </style:style>
    <style:style style:name="P3" style:family="paragraph" style:parent-style-name="Standard">
      <style:text-properties officeooo:rsid="000fcc5a" officeooo:paragraph-rsid="000fcc5a"/>
    </style:style>
    <style:style style:name="P4" style:family="paragraph" style:parent-style-name="Standard">
      <style:text-properties officeooo:rsid="0010a840" officeooo:paragraph-rsid="0010a840"/>
    </style:style>
    <style:style style:name="P5" style:family="paragraph" style:parent-style-name="Standard">
      <style:text-properties fo:font-weight="bold" officeooo:rsid="001229cf" officeooo:paragraph-rsid="001229cf" style:font-weight-asian="bold" style:font-weight-complex="bold"/>
    </style:style>
    <style:style style:name="P6" style:family="paragraph" style:parent-style-name="Standard">
      <style:text-properties fo:font-weight="normal" officeooo:rsid="001229cf" officeooo:paragraph-rsid="001229cf" style:font-weight-asian="normal" style:font-weight-complex="normal"/>
    </style:style>
    <style:style style:name="T1" style:family="text">
      <style:text-properties officeooo:rsid="000ebd90"/>
    </style:style>
    <style:style style:name="T2" style:family="text">
      <style:text-properties style:text-position="super 58%"/>
    </style:style>
    <style:style style:name="T3" style:family="text">
      <style:text-properties style:text-position="super 58%" officeooo:rsid="000fcc5a"/>
    </style:style>
    <style:style style:name="T4" style:family="text">
      <style:text-properties style:text-position="0% 100%"/>
    </style:style>
    <style:style style:name="T5" style:family="text">
      <style:text-properties style:text-position="0% 100%" officeooo:rsid="000fcc5a"/>
    </style:style>
    <style:style style:name="T6" style:family="text">
      <style:text-properties style:text-position="0% 100%" officeooo:rsid="0010a840"/>
    </style:style>
    <style:style style:name="T7" style:family="text">
      <style:text-properties style:text-position="0% 100%" fo:font-weight="bold" style:font-weight-asian="bold" style:font-weight-complex="bold"/>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1229cf" style:font-weight-asian="normal" style:font-weight-complex="normal"/>
    </style:style>
    <style:style style:name="T10" style:family="text">
      <style:text-properties style:text-position="0% 100%" officeooo:rsid="001229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a esta lección donde comenzaremos a ver como solucionar ecuaciones, primeramente la solución de una ecuación llamada <text:span text:style-name="T1">también</text:span> <text:span text:style-name="T1">raíz</text:span>, es cualquier numero, que <text:span text:style-name="T1">sustituyéndolo en la variable de la ecuación, la convierte en una proposición verdadera. Tal vez este termino resulte algo confuso, así que para ponerlo en otras palabras, diremos que la raíz de una ecuación es cualquier número que satisface la igualdad. Por ejemplo teniendo una ecuación muy simple como lo seria </text:span></text:p>
      <text:p text:style-name="P1"/>
      <text:p text:style-name="P1"><text:tab/><text:tab/><text:tab/><text:tab/><text:span text:style-name="T1">x+5=10 </text:span></text:p>
      <text:p text:style-name="P2">el número que satisface ria esta igualdad, seria el 5 ya que 5+5 es igual a 10.</text:p>
      <text:p text:style-name="P2">sin embargo una ecuación puede tener más de una solución o puede no tener ninguna. A las ecuaciones como la anterior, que tienen un numero finito de soluciones se les llama Ecuación Condicional, pero tambien puede darse el caso de tener una Ecuación Identidad, en la cual cualquier número es la solución un ejemplo muy obvio seria x=x no importa que numero sea x porque siempre sera igual a el mismo, por supuesto no siempre sera tan obvio por ejemplo la ecuación (x+1)<text:span text:style-name="T2">2</text:span><text:span text:style-name="T4">=x</text:span><text:span text:style-name="T2">2</text:span><text:span text:style-name="T4">+2x+1 es una ecuación identidad, si lo notas el binomio del lado izquierdo de la ecuación al expandirlo te dará el lado derecho, </text:span><text:span text:style-name="T5">por lo que no importa que numero sustituya a x siempre satisfacera la igualdad, <text:s/>y el ultimo tipo de ecuación es la Ecuación Contradictoria, en la cual no existe solución o existe una contradicción, es decir al resolverla obtenemos a=b sabiendo que a es distinto a b, por ejemplo. </text:span></text:p>
      <text:p text:style-name="P2"><text:span text:style-name="T5"><text:tab/><text:tab/><text:tab/><text:tab/><text:tab/><text:tab/>(5-x)</text:span><text:span text:style-name="T3">2</text:span><text:span text:style-name="T5">=x</text:span><text:span text:style-name="T3">2</text:span><text:span text:style-name="T5">-10x+26</text:span></text:p>
      <text:p text:style-name="P3"><text:span text:style-name="T4">si expandimos el termino de la izquierda nos daría x</text:span><text:span text:style-name="T2">2</text:span><text:span text:style-name="T4">-10x+25 por lo que sin importar que números sustituyan x ninguno satisfacera la igualdad, más adelante mostrare otro ejemplo de una Ecuación Contradictoria.</text:span></text:p>
      <text:p text:style-name="P3"><text:span text:style-name="T4"/></text:p>
      <text:p text:style-name="P3"><text:span text:style-name="T4">Primeramente veamos un termino nuevo que es el de ecuaciones equivalentes, es algo muy simple, decimos que dos ecuaciones son equivalentes, si tienen los mismo números que satisfacen su igualdad, </text:span><text:span text:style-name="T6">atención aquí ya que se trata de todos los números, por eso se llama el conjunto solución, puede ser más de un número el que satisfaga nuestra igualdad. </text:span></text:p>
      <text:p text:style-name="P4"><text:span text:style-name="T4">Por ejemplo </text:span></text:p>
      <text:p text:style-name="P4"><text:span text:style-name="T4"><text:tab/><text:tab/><text:tab/><text:tab/>x(x-5) = -6</text:span></text:p>
      <text:p text:style-name="P4"><text:span text:style-name="T4"><text:tab/><text:tab/><text:tab/><text:tab/>x</text:span><text:span text:style-name="T2">2</text:span><text:span text:style-name="T4">-5x+6=0</text:span></text:p>
      <text:p text:style-name="P4"><text:span text:style-name="T4"><text:tab/><text:tab/><text:tab/><text:tab/>(x-3)(x-2)= 0</text:span></text:p>
      <text:p text:style-name="P4"><text:span text:style-name="T4">el conjunto solución de todas estas ecuaciones es {2,3}</text:span></text:p>
      <text:p text:style-name="P4"><text:span text:style-name="T4">y por lo tanto son equivalentes, entonces la idea es que para resolver una ecuación se vayan construyendo ecuaciones equivalentes más simples, hasta encontrar una ecuación, cuya solución sera directa, como lo es en x</text:span><text:span text:style-name="T10">=5</text:span><text:span text:style-name="T4">. Por supuesto para encontrar estas ecuaciones equivalentes, lo único que necesitamos son nuestros axiomas, y por supuesto practica, bien antes de terminar, esta lección veremos una ecuación contradictoria, que me parece un caso interesantes, </text:span></text:p>
      <text:p text:style-name="P4"><text:span text:style-name="T4"/></text:p>
      <text:p text:style-name="P4"><text:span text:style-name="T4"><text:tab/><text:tab/><text:tab/><text:tab/>x/x-2=(2/x-2)+2</text:span></text:p>
      <text:p text:style-name="P4"><text:span text:style-name="T4">primeramente por el axioma </text:span><text:span text:style-name="T7">no recuerdo el nombre del axioma, </text:span><text:span text:style-name="T8">multiplicaremos ambos lados por x-2 <text:s/>y obtendremos x=2+2(x-2) ahora por el axioma distributivo, lo podemos escribir como, x=2+2x-2(2) que es equivalente a x=2+2x-4 por el axioma </text:span><text:span text:style-name="T7">no recuerdo el nombre pero es de la suma, </text:span><text:span text:style-name="T8">x=2x+2-4 por el axioma asociativo x=2x+(2-4) que es equivalente a x=2x-2, </text:span><text:span text:style-name="T9">cuya solución es x=2</text:span></text:p>
      <text:p text:style-name="P4"><text:span text:style-name="T9"/></text:p>
      <text:p text:style-name="P5"><text:span text:style-name="T4">HAY ALGUNOS PASO QUE ME SALTE DEBO AGREGARLOS, </text:span></text:p>
      <text:p text:style-name="P5"><text:span text:style-name="T4"/></text:p>
      <text:p text:style-name="P6"><text:span text:style-name="T4">entonces si 2 es la solución de la ecuación ¿Porque es una Ecuación Contradictoria? Porque si sustituimos x=2 en nuestra ecuación original, tendríamos x/0 lo cual no se puede hacer nunca, y por lo tanto no es una solución real. </text:span></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1:19:39.476000000</meta:creation-date>
    <dc:date>2019-06-08T12:07:08.900000000</dc:date>
    <meta:editing-duration>PT3M47S</meta:editing-duration>
    <meta:editing-cycles>2</meta:editing-cycles>
    <meta:generator>LibreOffice/6.2.2.2$Windows_X86_64 LibreOffice_project/2b840030fec2aae0fd2658d8d4f9548af4e3518d</meta:generator>
    <meta:document-statistic meta:table-count="0" meta:image-count="0" meta:object-count="0" meta:page-count="2" meta:paragraph-count="17" meta:word-count="535" meta:character-count="3283" meta:non-whitespace-character-count="2729"/>
  </office:meta>
</office:document-meta>
</file>